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92cd2" officeooo:paragraph-rsid="0012e839" fo:background-color="#ffffd7" style:font-weight-asian="bold" style:font-weight-complex="bold"/>
    </style:style>
    <style:style style:name="P2" style:family="paragraph" style:parent-style-name="Standard">
      <style:text-properties fo:font-weight="bold" officeooo:rsid="003df571" officeooo:paragraph-rsid="0012e839" fo:background-color="#dddddd" style:font-weight-asian="bold" style:font-weight-complex="bold"/>
    </style:style>
    <style:style style:name="P3" style:family="paragraph" style:parent-style-name="Standard">
      <style:text-properties fo:font-weight="bold" officeooo:rsid="004d83cb" officeooo:paragraph-rsid="0012e839" style:font-weight-asian="bold" style:font-weight-complex="bold"/>
    </style:style>
    <style:style style:name="P4" style:family="paragraph" style:parent-style-name="Standard">
      <style:text-properties fo:font-weight="bold" officeooo:rsid="004f490c" officeooo:paragraph-rsid="0012e839" style:font-weight-asian="bold" style:font-weight-complex="bold"/>
    </style:style>
    <style:style style:name="P5" style:family="paragraph" style:parent-style-name="Standard">
      <style:text-properties fo:font-weight="bold" officeooo:rsid="0055d4dd" officeooo:paragraph-rsid="0012e839" style:font-weight-asian="bold" style:font-weight-complex="bold"/>
    </style:style>
    <style:style style:name="P6" style:family="paragraph" style:parent-style-name="Standard">
      <style:text-properties officeooo:rsid="0022dd64" officeooo:paragraph-rsid="0012e839"/>
    </style:style>
    <style:style style:name="P7" style:family="paragraph" style:parent-style-name="Standard">
      <style:text-properties fo:font-weight="normal" officeooo:rsid="004d83cb" officeooo:paragraph-rsid="0012e839" style:font-weight-asian="normal" style:font-weight-complex="normal"/>
    </style:style>
    <style:style style:name="P8" style:family="paragraph" style:parent-style-name="Standard">
      <style:text-properties fo:font-weight="normal" officeooo:rsid="004f490c" officeooo:paragraph-rsid="0012e839" style:font-weight-asian="normal" style:font-weight-complex="normal"/>
    </style:style>
    <style:style style:name="P9" style:family="paragraph" style:parent-style-name="Standard">
      <style:text-properties fo:font-weight="normal" officeooo:rsid="004fde41" officeooo:paragraph-rsid="0012e839" style:font-weight-asian="normal" style:font-weight-complex="normal"/>
    </style:style>
    <style:style style:name="P10" style:family="paragraph" style:parent-style-name="Standard">
      <style:text-properties fo:font-weight="normal" officeooo:rsid="0056b8bf" officeooo:paragraph-rsid="0012e839" style:font-weight-asian="normal" style:font-weight-complex="normal"/>
    </style:style>
    <style:style style:name="P11" style:family="paragraph" style:parent-style-name="Standard">
      <style:text-properties fo:font-weight="normal" officeooo:rsid="004fde41" officeooo:paragraph-rsid="0012e839" fo:background-color="transparent" style:font-weight-asian="normal" style:font-weight-complex="normal"/>
    </style:style>
    <style:style style:name="P12" style:family="paragraph" style:parent-style-name="Standard">
      <style:text-properties fo:font-style="italic" fo:font-weight="normal" officeooo:rsid="004f490c" officeooo:paragraph-rsid="0012e83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56b8bf" officeooo:paragraph-rsid="0012e83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4fde41" officeooo:paragraph-rsid="0012e839" style:font-style-asian="italic" style:font-weight-asian="normal" style:font-style-complex="italic" style:font-weight-complex="normal"/>
    </style:style>
    <style:style style:name="T1" style:family="text">
      <style:text-properties officeooo:rsid="003df571"/>
    </style:style>
    <style:style style:name="T2" style:family="text">
      <style:text-properties officeooo:rsid="0049b677"/>
    </style:style>
    <style:style style:name="T3" style:family="text">
      <style:text-properties fo:font-weight="bold" officeooo:rsid="00292cd2" fo:background-color="#ffff00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06be8" style:font-weight-asian="bold" style:font-weight-complex="bold"/>
    </style:style>
    <style:style style:name="T6" style:family="text">
      <style:text-properties fo:font-weight="bold" officeooo:rsid="0056b8bf" style:font-weight-asian="bold" style:font-weight-complex="bold"/>
    </style:style>
    <style:style style:name="T7" style:family="text">
      <style:text-properties fo:font-weight="bold" officeooo:rsid="004fde41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92cd2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92cd2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56b8b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5709a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6b8bf" style:font-style-asian="italic" style:font-style-complex="italic"/>
    </style:style>
    <style:style style:name="T17" style:family="text">
      <style:text-properties officeooo:rsid="0055d4d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f490c"/>
    </style:style>
    <style:style style:name="T20" style:family="text">
      <style:text-properties officeooo:rsid="00506be8"/>
    </style:style>
    <style:style style:name="T21" style:family="text">
      <style:text-properties officeooo:rsid="0056b8bf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4fde41" style:font-style-asian="normal" style:font-weight-asian="bold" style:font-style-complex="normal" style:font-weight-complex="bold"/>
    </style:style>
    <style:style style:name="T25" style:family="text">
      <style:text-properties officeooo:rsid="004fde41"/>
    </style:style>
    <style:style style:name="T26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--------------------------------<text:span text:style-name="T3">SPECIFICA DELLE OPERAZIONI</text:span><text:span text:style-name="T9">-</text:span><text:span text:style-name="T11">------------------------------------------</text:span></text:p>
      <text:p text:style-name="P6"/>
      <text:p text:style-name="P6"/>
      <text:p text:style-name="P1">Classe ASTA <text:span text:style-name="T1">specifica delle </text:span><text:span text:style-name="T2">OPERAZIONI</text:span><text:span text:style-name="T1">:</text:span></text:p>
      <text:p text:style-name="P1"/>
      <text:p text:style-name="P2"/>
      <text:p text:style-name="P2">Specifica dell’operazione “<text:span text:style-name="T17">scaduto</text:span>”:</text:p>
      <text:p text:style-name="P2"/>
      <text:p text:style-name="P3"><text:span text:style-name="T18">Operazione:</text:span> scaduto(<text:span text:style-name="T19">i: DataOra</text:span><text:span text:style-name="T20">|Adesso</text:span>): <text:span text:style-name="T19">Bool [0..1]</text:span></text:p>
      <text:p text:style-name="P3"/>
      <text:p text:style-name="P3">Pre-Condizioni:</text:p>
      <text:p text:style-name="P3"/>
      <text:p text:style-name="P4">Nessuna</text:p>
      <text:p text:style-name="P3"/>
      <text:p text:style-name="P3">Post-Condizioni:</text:p>
      <text:p text:style-name="P3"/>
      <text:p text:style-name="P7">L’operazione non modifca il livello estensionali dei dati</text:p>
      <text:p text:style-name="P7"/>
      <text:p text:style-name="P8">Se <text:span text:style-name="T15">this.scadenza</text:span> &lt;= <text:span text:style-name="T4">i</text:span> → <text:span text:style-name="T4">result</text:span> = <text:span text:style-name="T15">true</text:span> altrimenti <text:span text:style-name="T4">result</text:span>=<text:span text:style-name="T15">false</text:span></text:p>
      <text:p text:style-name="P8"/>
      <text:p text:style-name="P8"/>
      <text:p text:style-name="P8"/>
      <text:p text:style-name="P8"/>
      <text:p text:style-name="P8"/>
      <text:p text:style-name="P2">Specifica dell’operazione “<text:span text:style-name="T17">vincitore</text:span>”:</text:p>
      <text:p text:style-name="P8"/>
      <text:p text:style-name="P8"><text:span text:style-name="T17">Operazione: </text:span><text:span text:style-name="T4">vincitore(): Utente</text:span><text:span text:style-name="T5"> [0..1]</text:span></text:p>
      <text:p text:style-name="P8"/>
      <text:p text:style-name="P8"/>
      <text:p text:style-name="P5">Pre-Condizioni:</text:p>
      <text:p text:style-name="P5"/>
      <text:p text:style-name="P8">Il <text:span text:style-name="T15">result</text:span> dell’operazione “<text:span text:style-name="T15">scaduto”</text:span> <text:span text:style-name="T21">this.scaduto(i) </text:span>deve ritornare il result <text:span text:style-name="T17">come → </text:span><text:s/><text:span text:style-name="T4">result </text:span>= <text:span text:style-name="T15">True</text:span></text:p>
      <text:p text:style-name="P12"><text:s text:c="43"/></text:p>
      <text:p text:style-name="P8"><text:span text:style-name="T15"><text:s text:c="47"/></text:span><text:span text:style-name="T12"><text:s text:c="9"/></text:span><text:span text:style-name="T13">this.scaduto(i) = True</text:span></text:p>
      <text:p text:style-name="P4"/>
      <text:p text:style-name="P4">Post – Condizione:</text:p>
      <text:p text:style-name="P4"/>
      <text:p text:style-name="P7">L’operazione non modifca il livello estensionali dei dati</text:p>
      <text:p text:style-name="P7"/>
      <text:p text:style-name="P9">Sia <text:span text:style-name="T4">b:bid</text:span> il <text:span text:style-name="T15">risultato dell’operazione di ultimo_bid</text:span> tale che (<text:span text:style-name="T15">this, b)</text:span><text:span text:style-name="T16"> </text:span><text:span text:style-name="T15">: </text:span><text:span text:style-name="T12">asta_bid </text:span><text:span text:style-name="T14">,</text:span><text:span text:style-name="T12"> </text:span><text:s/><text:span text:style-name="T6">b </text:span><text:span text:style-name="T21">= </text:span><text:span text:style-name="T16">this.ultimo_bid(i).</text:span></text:p>
      <text:p text:style-name="P13"/>
      <text:p text:style-name="P9">S<text:span text:style-name="T21">ia</text:span><text:span text:style-name="T4"> p:Privato</text:span> tale che<text:span text:style-name="T15"> (p,b) : bid_ut. </text:span></text:p>
      <text:p text:style-name="P14"/>
      <text:p text:style-name="P10"><text:span text:style-name="T22">Quindi se esite un </text:span><text:span text:style-name="T24">p:Privato </text:span><text:span text:style-name="T22">tale che </text:span><text:span text:style-name="T15">(p,b)</text:span><text:span text:style-name="T22"> appartenente a </text:span><text:span text:style-name="T15">bid_ut</text:span><text:span text:style-name="T22"> allora definiamo </text:span><text:span text:style-name="T23">r</text:span><text:span text:style-name="T7">esult </text:span><text:span text:style-name="T25"><text:s/>come segue:</text:span></text:p>
      <text:p text:style-name="P9"/>
      <text:p text:style-name="P9"><text:s text:c="52"/></text:p>
      <text:p text:style-name="P11"><text:s text:c="57"/><text:span text:style-name="T12"><text:s text:c="8"/>result = p </text:span><text:span text:style-name="T1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2:44:40.644763344</meta:creation-date>
    <dc:date>2025-06-20T12:46:38.106117276</dc:date>
    <meta:editing-duration>PT1M58S</meta:editing-duration>
    <meta:editing-cycles>1</meta:editing-cycles>
    <meta:document-statistic meta:table-count="0" meta:image-count="0" meta:object-count="0" meta:page-count="1" meta:paragraph-count="22" meta:word-count="116" meta:character-count="1148" meta:non-whitespace-character-count="830"/>
    <meta:generator>LibreOffice/7.3.7.2$Linux_X86_64 LibreOffice_project/30$Build-2</meta:generator>
  </office:meta>
</office:document-meta>
</file>